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list-style-name="L1">
      <style:text-properties style:font-name="Verdana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Verdana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size="14pt" style:font-size-asian="14pt" style:font-size-complex="14pt"/>
    </style:style>
    <style:style style:name="P8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3">
      <style:text-properties style:font-name="Verdana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Verdana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6pt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/>
    <style:style style:name="P1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style:font-name="Verdana" fo:font-weight="normal" style:font-weight-asian="normal" style:font-weight-complex="normal"/>
    </style:style>
    <style:style style:name="T4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S Cheatsheet – Display and Positioning</text:p>
      <text:p text:style-name="P12">Text Content</text:p>
      <text:p text:style-name="P4"/>
      <text:p text:style-name="P7"><text:span text:style-name="T1">Menu sections</text:span>:</text:p>
      <text:p text:style-name="P1"/>
      <text:list xml:id="list7675884745917338451" text:style-name="L1">
        <text:list-item>
          <text:p text:style-name="P2">Intro</text:p>
        </text:list-item>
        <text:list-item>
          <text:p text:style-name="P2">Display</text:p>
        </text:list-item>
        <text:list-item>
          <text:p text:style-name="P2">Positioning</text:p>
        </text:list-item>
        <text:list-item>
          <text:p text:style-name="P2">Z-Index </text:p>
        </text:list-item>
        <text:list-item>
          <text:p text:style-name="P2">Float</text:p>
        </text:list-item>
      </text:list>
      <text:p text:style-name="P1"/>
      <text:p text:style-name="P8">Intro</text:p>
      <text:p text:style-name="P3"/>
      <text:p text:style-name="P10">Previous cheatsheets such as the Box Model (<text:a xlink:type="simple" xlink:href="https://codepen.io/mazonthemoon/full/KKdgeoJ" text:style-name="Internet_20_link" text:visited-style-name="Visited_20_Internet_20_Link">https://codepen.io/mazonthemoon/full/KKdgeoJ</text:a> ) and Selectors (<text:a xlink:type="simple" xlink:href="https://codepen.io/mazonthemoon/full/dyGJRvx" text:style-name="Internet_20_link" text:visited-style-name="Visited_20_Internet_20_Link">https://codepen.io/mazonthemoon/full/dyGJRvx</text:a> ) have shown you how the content boxes work and ways to select them, now we are on to where we want to have the content boxes in our document.</text:p>
      <text:p text:style-name="P10"/>
      <text:p text:style-name="P8">Display</text:p>
      <text:p text:style-name="P3"/>
      <text:p text:style-name="Standard"><text:span text:style-name="T3">E</text:span><text:span text:style-name="T4">verything is a box and the </text:span><text:bookmark text:name="docs-internal-guid-a50915b1-7fff-0632-9a5f-d467788a3c0e"/><text:span text:style-name="T2">type of box applied to an element is specified by the display property.</text:span><text:span text:style-name="T4"> </text:span></text:p>
      <text:p text:style-name="Standard"><text:span text:style-name="T4"/></text:p>
      <text:list xml:id="list4088337293344722477" text:style-name="L2">
        <text:list-item>
          <text:p text:style-name="P14"><text:span text:style-name="T4">Block</text:span></text:p>
        </text:list-item>
        <text:list-item>
          <text:p text:style-name="P14"><text:span text:style-name="T4">Inline</text:span></text:p>
        </text:list-item>
        <text:list-item>
          <text:p text:style-name="P14"><text:span text:style-name="T4">Inline-Block</text:span></text:p>
        </text:list-item>
        <text:list-item>
          <text:p text:style-name="P14"><text:span text:style-name="T4">Flex</text:span></text:p>
        </text:list-item>
        <text:list-item>
          <text:p text:style-name="P14"><text:span text:style-name="T4">Grid</text:span></text:p>
        </text:list-item>
        <text:list-item>
          <text:p text:style-name="P14"><text:span text:style-name="T4">None</text:span></text:p>
        </text:list-item>
      </text:list>
      <text:p text:style-name="Standard"><text:span text:style-name="T4"/></text:p>
      <text:p text:style-name="P15"><text:span text:style-name="T3">Block</text:span></text:p>
      <text:p text:style-name="P15"><text:span text:style-name="T3"/></text:p>
      <text:p text:style-name="P16"><text:span text:style-name="T4">display:block;</text:span></text:p>
      <text:p text:style-name="P16"><text:span text:style-name="T4">Stacks open other boxes with a new line for each block</text:span></text:p>
      <text:p text:style-name="P16"><text:span text:style-name="T4">Can specify width and height</text:span></text:p>
      <text:p text:style-name="P16"><text:span text:style-name="T4"/></text:p>
      <text:p text:style-name="P15"><text:span text:style-name="T3">Inline</text:span></text:p>
      <text:p text:style-name="P15"><text:span text:style-name="T3"/></text:p>
      <text:p text:style-name="P17"><text:span text:style-name="T4">display: inline;</text:span></text:p>
      <text:p text:style-name="P17"><text:span text:style-name="T4">Flows with the documents content (not taking a new line)</text:span></text:p>
      <text:p text:style-name="P16"><text:span text:style-name="T4">Cannot specify width and height</text:span></text:p>
      <text:p text:style-name="P16"><text:span text:style-name="T4"/></text:p>
      <text:p text:style-name="P15"><text:span text:style-name="T3">Inline-Block</text:span></text:p>
      <text:p text:style-name="P15"><text:span text:style-name="T3"/></text:p>
      <text:p text:style-name="P17"><text:span text:style-name="T4">display: inline-block;</text:span></text:p>
      <text:p text:style-name="P17"><text:span text:style-name="T4">This is a mix of inline and block (not that you would have guessed from the </text:span><text:soft-page-break/><text:span text:style-name="T4">name [insert smiley] and flows with the documents content without creating line breaks</text:span></text:p>
      <text:p text:style-name="P16"><text:span text:style-name="T4">Can specify width and height</text:span></text:p>
      <text:p text:style-name="P16"><text:span text:style-name="T4"/></text:p>
      <text:p text:style-name="P15"><text:span text:style-name="T3">Flex</text:span></text:p>
      <text:p text:style-name="P15"><text:span text:style-name="T3"/></text:p>
      <text:p text:style-name="P17"><text:span text:style-name="T4">display: flex;</text:span></text:p>
      <text:p text:style-name="P17"><text:span text:style-name="T4">This is what you will use for 1D layouts (a row or column) such as nav menu bars.</text:span></text:p>
      <text:p text:style-name="P17"><text:span text:style-name="T4">Flex so fantastic it deserves a section all to itself [insert link when done]</text:span></text:p>
      <text:p text:style-name="P17"><text:span text:style-name="T4"/></text:p>
      <text:p text:style-name="P15"><text:span text:style-name="T3">Grid</text:span></text:p>
      <text:p text:style-name="P15"><text:span text:style-name="T3"/></text:p>
      <text:p text:style-name="P17"><text:span text:style-name="T4">display: grid;</text:span></text:p>
      <text:p text:style-name="P17"><text:span text:style-name="T4">This is what you will use for 2D layouts such as organising the page (and easy to make changes for responsivenness) </text:span></text:p>
      <text:p text:style-name="P17"><text:span text:style-name="T4">Grid is also so fantastic it deserves a section all to itself [insert link when done]</text:span></text:p>
      <text:p text:style-name="P17"><text:span text:style-name="T4"/></text:p>
      <text:p text:style-name="P15"><text:span text:style-name="T3">None</text:span></text:p>
      <text:p text:style-name="P15"><text:span text:style-name="T3"/></text:p>
      <text:p text:style-name="P17"><text:span text:style-name="T4">display: none;</text:span></text:p>
      <text:p text:style-name="Standard"><text:span text:style-name="T5">This removes the element from the flow of the document..and unlike changing it to invisible the space it takes up is also removed instead of staying as a blank spot</text:span></text:p>
      <text:p text:style-name="P10"/>
      <text:p text:style-name="P8">Positioning </text:p>
      <text:p text:style-name="P8"/>
      <text:p text:style-name="P8"><text:span text:style-name="T7">Display positions the box for the element in the body of the document <text:s/>and position is used to specify where an element is positioned within it's container box.</text:span></text:p>
      <text:p text:style-name="P8"><text:span text:style-name="T7"/></text:p>
      <text:p text:style-name="P8"><text:span text:style-name="T7">Position values are:</text:span></text:p>
      <text:p text:style-name="P8"><text:span text:style-name="T7"/></text:p>
      <text:list xml:id="list8478207481802907762" text:style-name="L3">
        <text:list-item>
          <text:p text:style-name="P9"><text:span text:style-name="T7">Static</text:span></text:p>
        </text:list-item>
        <text:list-item>
          <text:p text:style-name="P9"><text:span text:style-name="T7">Relative</text:span></text:p>
        </text:list-item>
        <text:list-item>
          <text:p text:style-name="P9"><text:span text:style-name="T7">Fixed</text:span></text:p>
        </text:list-item>
        <text:list-item>
          <text:p text:style-name="P9"><text:span text:style-name="T7">Absolute</text:span></text:p>
        </text:list-item>
        <text:list-item>
          <text:p text:style-name="P9"><text:span text:style-name="T7">Sticky</text:span></text:p>
        </text:list-item>
      </text:list>
      <text:p text:style-name="P8"/>
      <text:p text:style-name="P8"><text:span text:style-name="T7">The elements are then positioned using top, right, bottom and left values (can also use clip)</text:span></text:p>
      <text:p text:style-name="P8"><text:span text:style-name="T7"/></text:p>
      <text:p text:style-name="P5">Static</text:p>
      <text:p text:style-name="P5"/>
      <text:p text:style-name="P16"><text:span text:style-name="T4">position:static;</text:span></text:p>
      <text:p text:style-name="P6"><text:span text:style-name="T7">Static is the default position and goes with the flow of the page and ignores top, right, etc.</text:span></text:p>
      <text:p text:style-name="P6"><text:soft-page-break/><text:span text:style-name="T7"/></text:p>
      <text:p text:style-name="P5">Relative</text:p>
      <text:p text:style-name="P5"/>
      <text:p text:style-name="P16"><text:span text:style-name="T4">position:relative;</text:span></text:p>
      <text:p text:style-name="P6"><text:span text:style-name="T7">The element is positioned relative to its normal position using top, bottom, right, or left.</text:span></text:p>
      <text:p text:style-name="P6"><text:span text:style-name="T7">Other content is not adjusted to fit any gap by moving this element.</text:span></text:p>
      <text:p text:style-name="P6"><text:span text:style-name="T7"/></text:p>
      <text:p text:style-name="P5">Fixed</text:p>
      <text:p text:style-name="P5"/>
      <text:p text:style-name="P16"><text:span text:style-name="T4">position:fixed;</text:span></text:p>
      <text:p text:style-name="P6"><text:span text:style-name="T7">The element is positioned relative to the viewport and stays in the same place even when the page is scrolled.</text:span></text:p>
      <text:p text:style-name="P6"><text:span text:style-name="T7">It does not leave a gap from where it was originally positioned.</text:span></text:p>
      <text:p text:style-name="P6"><text:span text:style-name="T7"/></text:p>
      <text:p text:style-name="P5">Absolute</text:p>
      <text:p text:style-name="P5"/>
      <text:p text:style-name="P16"><text:span text:style-name="T4">position:absolute;</text:span></text:p>
      <text:p text:style-name="P6"><text:span text:style-name="T7">The element is positioned relative to the nearest positioned ancestor (not using the default static position but must explicitly set a position)</text:span></text:p>
      <text:p text:style-name="P6"><text:span text:style-name="T7"/></text:p>
      <text:p text:style-name="P5">Sticky</text:p>
      <text:p text:style-name="P5"/>
      <text:p text:style-name="P16"><text:span text:style-name="T4">position:sticky;</text:span></text:p>
      <text:p text:style-name="Standard"><text:bookmark text:name="docs-internal-guid-beb29d26-7fff-9516-53aa-dc4e68fd6f77"/><text:span text:style-name="T5">The element is positioned based on the users scroll position</text:span></text:p>
      <text:p text:style-name="Standard"><text:span text:style-name="T5">It toggles between relative and fixed, isrelative until a given offset is met in viewport and then is sticky.</text:span></text:p>
      <text:p text:style-name="P8"/>
      <text:p text:style-name="P8">Z-Index</text:p>
      <text:p text:style-name="P8"/>
      <text:p text:style-name="P13"><text:bookmark text:name="docs-internal-guid-1969b070-7fff-261c-8a4f-ef86ddff30f9"/>When elements are positioned they can overlap.</text:p>
      <text:p text:style-name="P13">Z-index is used to specify the stack order of elements (higher value on top and can also use -1)</text:p>
      <text:p text:style-name="Text_20_body"/>
      <text:p text:style-name="P8">Float</text:p>
      <text:p text:style-name="P1"/>
      <text:p text:style-name="P1">Float </text:p>
      <text:p text:style-name="P1">Clear</text:p>
      <text:p text:style-name="P1">Clearf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0-08-26T15:02:54.20</meta:creation-date>
    <dc:date>2020-08-26T16:13:38.70</dc:date>
    <dc:creator>Mary Ronan</dc:creator>
    <meta:editing-duration>PT1H10M35S</meta:editing-duration>
    <meta:editing-cycles>24</meta:editing-cycles>
    <meta:generator>OpenOffice/4.1.5$Win32 OpenOffice.org_project/415m1$Build-9789</meta:generator>
    <meta:document-statistic meta:table-count="0" meta:image-count="0" meta:object-count="0" meta:page-count="3" meta:paragraph-count="75" meta:word-count="494" meta:character-count="2907"/>
  </office:meta>
</office:document-meta>
</file>